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helvetica neue" svg:font-family="'helvetica neue', Helvetica, Arial, sans-serif"/>
  </office:font-face-decls>
  <office:automatic-styles>
    <style:style style:name="P1" style:family="paragraph" style:parent-style-name="Standard">
      <style:text-properties officeooo:paragraph-rsid="0008cf9d"/>
    </style:style>
    <style:style style:name="P2" style:family="paragraph" style:parent-style-name="Standard">
      <style:text-properties fo:font-size="12pt" fo:font-weight="bold" officeooo:paragraph-rsid="0008cf9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officeooo:rsid="0008cf9d" officeooo:paragraph-rsid="0008cf9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officeooo:paragraph-rsid="0008cf9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paragraph-rsid="0008cf9d"/>
    </style:style>
    <style:style style:name="P6" style:family="paragraph" style:parent-style-name="Standard">
      <style:text-properties style:font-name="Cantarell" officeooo:paragraph-rsid="0008cf9d"/>
    </style:style>
    <style:style style:name="P7" style:family="paragraph" style:parent-style-name="Standard">
      <style:text-properties style:font-name="Liberation Serif" fo:font-size="12pt" fo:font-weight="bold" officeooo:rsid="0008cf9d" officeooo:paragraph-rsid="0008cf9d"/>
    </style:style>
    <style:style style:name="P8" style:family="paragraph" style:parent-style-name="Standard">
      <style:text-properties style:font-name="Liberation Serif" fo:font-size="12pt" fo:font-weight="bold" officeooo:rsid="0008cf9d" officeooo:paragraph-rsid="0008cf9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Liberation Serif" fo:font-size="12pt" fo:font-weight="normal" officeooo:rsid="0008cf9d" officeooo:paragraph-rsid="0008cf9d" style:font-size-asian="12pt" style:font-weight-asian="normal" style:font-size-complex="12pt" style:font-weight-complex="normal"/>
    </style:style>
    <style:style style:name="T1" style:family="text">
      <style:text-properties officeooo:rsid="0008cf9d"/>
    </style:style>
    <style:style style:name="T2" style:family="text">
      <style:text-properties fo:font-variant="normal" fo:text-transform="none" fo:color="#222222" loext:opacity="100%" style:font-name="helvetica neue" fo:letter-spacing="normal" fo:font-style="normal"/>
    </style:style>
    <style:style style:name="T3" style:family="text">
      <style:text-properties fo:font-variant="normal" fo:text-transform="none" fo:color="#222222" loext:opacity="100%" style:font-name="helvetica neue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222222" loext:opacity="100%" style:font-name="helvetica neue" fo:letter-spacing="normal" fo:font-style="normal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222222" loext:opacity="100%" style:font-name="helvetica neue" fo:letter-spacing="normal" fo:font-style="normal" fo:font-weight="normal" officeooo:rsid="0008cf9d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222222" loext:opacity="100%" style:font-name="helvetica neue" fo:letter-spacing="normal" fo:font-style="normal" officeooo:rsid="0008cf9d"/>
    </style:style>
    <style:style style:name="T7" style:family="text">
      <style:text-properties fo:font-variant="normal" fo:text-transform="none" fo:color="#222222" loext:opacity="100%" style:font-name="helvetica neue" fo:letter-spacing="normal" fo:font-style="normal" loext:padding="0in" loext:border="none"/>
    </style:style>
    <style:style style:name="T8" style:family="text">
      <style:text-properties fo:font-variant="normal" fo:text-transform="none" fo:color="#222222" loext:opacity="100%" style:font-name="helvetica neue" fo:letter-spacing="normal" fo:font-style="normal" officeooo:rsid="0008cf9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222222" loext:opacity="100%" style:font-name="Cantarell" fo:letter-spacing="normal" fo:font-style="normal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222222" loext:opacity="100%" style:font-name="Cantarell" fo:letter-spacing="normal" fo:font-style="normal" fo:font-weight="normal" officeooo:rsid="0008cf9d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222222" loext:opacity="100%" fo:letter-spacing="normal" fo:font-style="normal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222222" loext:opacity="100%" style:font-name="Liberation Serif" fo:letter-spacing="normal" fo:font-style="normal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222222" loext:opacity="100%" style:font-name="Liberation Serif" fo:letter-spacing="normal" fo:font-style="normal" fo:font-weight="normal" officeooo:rsid="0008cf9d" style:font-size-asian="12pt" style:font-weight-asian="normal" style:font-size-complex="12pt" style:font-weight-complex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font-style="normal" fo:font-weight="bold" officeooo:rsid="0008cf9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size="12pt" fo:font-style="normal" fo:font-weight="normal" officeooo:rsid="0008cf9d" style:font-size-asian="10.5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><text:span text:style-name="T1">Problem 1: </text:span><text:span text:style-name="T2">A. Jellyfish and Undertale</text:span></text:p>
      <text:p text:style-name="P2"><text:span text:style-name="T2"/></text:p>
      <text:p text:style-name="P2"><text:span text:style-name="T2"/></text:p>
      <text:p text:style-name="P3"><text:span text:style-name="T2">Editorial: </text:span><text:span text:style-name="T3">In this problem we have 3 integer a, b, and n. </text:span></text:p>
      <text:p text:style-name="P3"><text:span text:style-name="T3">Here n is the number of tool we can use to increase time.</text:span></text:p>
      <text:p text:style-name="P3"><text:span text:style-name="T3">Here b is initial value of time of the bomb.</text:span></text:p>
      <text:p text:style-name="P3"><text:span text:style-name="T3">Here a is the increasing limit of tools timer.</text:span></text:p>
      <text:p text:style-name="P3"><text:span text:style-name="T3">When the the time is 0 the bomb will be explode.</text:span></text:p>
      <text:p text:style-name="P3"><text:span text:style-name="T3">Now count from the initial value of the time bomb.</text:span></text:p>
      <text:p text:style-name="P3"><text:span text:style-name="T3">So, we declare a time_delay variable with the value of b.</text:span></text:p>
      <text:p text:style-name="P3"><text:span text:style-name="T3">time_delay = b;</text:span></text:p>
      <text:p text:style-name="P3"><text:span text:style-name="T3">then for every element we count minimum of a-1 and tools_time.</text:span></text:p>
      <text:p text:style-name="P3"><text:span text:style-name="T3">Then add it with the time_delay.</text:span></text:p>
      <text:p text:style-name="P3"><text:span text:style-name="T3">Here why we compare a-1 and tools_time .</text:span></text:p>
      <text:p text:style-name="P3"><text:span text:style-name="T3">If a-tools_time=0 then the bomb will explode.</text:span></text:p>
      <text:p text:style-name="P3"><text:span text:style-name="T3">For this reason we compare a-1 and tools_time.</text:span></text:p>
      <text:p text:style-name="P3"><text:span text:style-name="T3">The equation is time_delay+=min(a-1, tools_time).</text:span></text:p>
      <text:p text:style-name="P3"><text:span text:style-name="T3">We have to careful about overflow of the sum for this reason we can use static_cast and other type of vary to different of programming language.</text:span></text:p>
      <text:p text:style-name="P3"><text:span text:style-name="T3">The output is time_delay.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oft-page-break/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>Problem 2: </text:span><text:span text:style-name="T2">B. Aleksa and Stack</text:span></text:p>
      <text:p text:style-name="P4"><text:span text:style-name="T2"/></text:p>
      <text:p text:style-name="P3"><text:span text:style-name="T2">Editorial: </text:span><text:span text:style-name="T3">In this problem we have n (n&gt;=3)integer and we have to construct an array that flow this following rules.</text:span></text:p>
      <text:p text:style-name="P3"><text:span text:style-name="T3">1. In the an segment of the output array we consider 3 number according to it’s order like a, b, c where a &lt; b &lt; c.</text:span></text:p>
      <text:p text:style-name="P3"><text:span text:style-name="T3">2. if (3*c) mod (a+b) <text:s/>not equal to 0.</text:span></text:p>
      <text:p text:style-name="P3"><text:span text:style-name="T3">At first we declare a=2 , b=3 and c=4.</text:span></text:p>
      <text:p text:style-name="P3"><text:span text:style-name="T3">Then output a and b </text:span></text:p>
      <text:p text:style-name="P3"><text:span text:style-name="T3">and here iteration began for 2 to n-1.</text:span></text:p>
      <text:p text:style-name="P3"><text:span text:style-name="T3">While ((3*c) mod (a+b) ) is true we increase c value by one.</text:span></text:p>
      <text:p text:style-name="P3"><text:span text:style-name="T3">While it’s false we output c and update a=b , b = c and c=c+1;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oft-page-break/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4"><text:span text:style-name="T6">Problem 3: </text:span><text:span text:style-name="T2">A. How Much Does Daytona Cost?</text:span></text:p>
      <text:p text:style-name="P4"><text:span text:style-name="T5"/></text:p>
      <text:p text:style-name="P3"><text:span text:style-name="T2">Editorial: </text:span><text:span text:style-name="T3">The problem state that we have two integer n and k.</text:span></text:p>
      <text:p text:style-name="P3"><text:span text:style-name="T3">n is the number of number are there and k is to find from the number.</text:span></text:p>
      <text:p text:style-name="P3"><text:span text:style-name="T3">We can solve it by two ways:</text:span></text:p>
      <text:p text:style-name="P3"><text:span text:style-name="T3">1. linear search it’s time complexity is O(n)</text:span></text:p>
      <text:p text:style-name="P3"><text:span text:style-name="T3">2. Binary search algorithm O(log(n)).</text:span></text:p>
      <text:p text:style-name="P3"><text:span text:style-name="T3">if we use linear search then we don’t need a sorted list but if we use binary search algorithm then the data need to be sorted.</text:span></text:p>
      <text:p text:style-name="P3"><text:span text:style-name="T3">We can use any types of sorting algorithm for the data.</text:span></text:p>
      <text:p text:style-name="P3"><text:span text:style-name="T3">If the k is found then output YES.</text:span></text:p>
      <text:p text:style-name="P3"><text:span text:style-name="T3">Else output NO.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oft-page-break/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4"><text:span text:style-name="T6">Problem 4: </text:span><text:span text:style-name="T7">A. Increasing Sequence</text:span></text:p>
      <text:p text:style-name="Standard"><text:span text:style-name="T14"/></text:p>
      <text:p text:style-name="Standard"><text:span text:style-name="T14"/></text:p>
      <text:p text:style-name="P1"><text:span text:style-name="T15">Editorial: </text:span><text:span text:style-name="T16">Here n is number of elements. We already have n number of sequence and we need to construct a array that:</text:span></text:p>
      <text:p text:style-name="P1"><text:span text:style-name="T16">if data1 and data2 is number of sequence then I’th data1 not eqaul to I’th data2.</text:span></text:p>
      <text:p text:style-name="P1"><text:span text:style-name="T16">Data2 value should be increasing .</text:span></text:p>
      <text:p text:style-name="P1"><text:span text:style-name="T16">First we check that:</text:span></text:p>
      <text:p text:style-name="P1"><text:span text:style-name="T16">if first data is greater than 1 then we initialize a value find =1</text:span></text:p>
      <text:p text:style-name="P1"><text:span text:style-name="T16">else find = 2;</text:span></text:p>
      <text:p text:style-name="P1"><text:span text:style-name="T16">for element of the data 2 to n-1;</text:span></text:p>
      <text:p text:style-name="P1"><text:span text:style-name="T16">if the element and find difference is 1 then update find by increasing 2.</text:span></text:p>
      <text:p text:style-name="P1"><text:span text:style-name="T16">else update find by increasing 1.</text:span></text:p>
      <text:p text:style-name="P1"><text:span text:style-name="T16">output the find.</text:span></text:p>
      <text:p text:style-name="P1"><text:span text:style-name="T16"><text:s/></text:span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2"><text:span text:style-name="T1">Problem 5: </text:span><text:span text:style-name="T2">A. Rigged!</text:span></text:p>
      <text:p text:style-name="P2"><text:span text:style-name="T2"/></text:p>
      <text:p text:style-name="P5"><text:span text:style-name="T8">Editorial: </text:span><text:span text:style-name="T13">In this problem there are n athletes. The n number of athletes contains two value </text:span><text:span text:style-name="T12">strength and the endurance.</text:span></text:p>
      <text:p text:style-name="P7"><text:span text:style-name="T11">The two value of the n elements is polycarp numbers.</text:span></text:p>
      <text:p text:style-name="P7"><text:span text:style-name="T11">Monocraps wants to win polycrap in the competition.</text:span></text:p>
      <text:p text:style-name="P8"/>
      <text:p text:style-name="P9">We check that </text:p>
      <text:p text:style-name="P9">for iteration of 2 to n-1</text:p>
      <text:p text:style-name="P9">if polycrap’s_strength &lt;= I’th_athletes_strength <text:s/>and polycrap’s_endurance &lt;= I’th_athletes_endurance </text:p>
      <text:p text:style-name="P9"><text:s/>output -1 and break the iteration because of polycrap can’t win the competition.</text:p>
      <text:p text:style-name="P9">Else store polycrap’s_strength.</text:p>
      <text:p text:style-name="P9">If this polycrap’s_strength &lt;= I’th_athletes_strength <text:s/>and polycrap’s_endurance &lt;= I’th_athletes_endurance is not true then out polycrap’s output.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helvetica neue" svg:font-family="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21:37:29.612911666</meta:creation-date>
    <dc:date>2023-10-03T00:31:43.736180246</dc:date>
    <meta:editing-duration>PT52M10S</meta:editing-duration>
    <meta:editing-cycles>1</meta:editing-cycles>
    <meta:document-statistic meta:table-count="0" meta:image-count="0" meta:object-count="0" meta:page-count="5" meta:paragraph-count="58" meta:word-count="569" meta:character-count="3049" meta:non-whitespace-character-count="2527"/>
    <meta:generator>LibreOffice/7.5.5.2$Linux_X86_64 LibreOffice_project/50$Build-2</meta:generator>
  </office:meta>
</office:document-meta>
</file>